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37"/>
    <style:style style:name="ce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30716666666667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dofs_as_horizon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std FEM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||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9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970" table:style-name="ce3">
            <text:p>1.97E+003</text:p>
          </table:table-cell>
          <table:table-cell office:value-type="float" office:value="4E-14" table:style-name="ce3">
            <text:p>4.00E-014</text:p>
          </table:table-cell>
          <table:table-cell office:value-type="float" office:value="2.0000000000000001E-13" table:style-name="ce3">
            <text:p>2.00E-013</text:p>
          </table:table-cell>
          <table:table-cell office:value-type="float" office:value="3.9999999999999999E-12" table:style-name="ce3">
            <text:p>4.00E-012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9.7" table:style-name="ce3">
            <text:p>1.97E+001</text:p>
          </table:table-cell>
          <table:table-cell office:value-type="float" office:value="3.9999999999999999E-16" table:style-name="ce3">
            <text:p>4.00E-016</text:p>
          </table:table-cell>
          <table:table-cell office:value-type="float" office:value="2.0000000000000002E-15" table:style-name="ce3">
            <text:p>2.00E-015</text:p>
          </table:table-cell>
          <table:table-cell office:value-type="float" office:value="4E-14" table:style-name="ce3">
            <text:p>4.00E-014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9700000000000001" table:style-name="ce3">
            <text:p>1.97E-001</text:p>
          </table:table-cell>
          <table:table-cell office:value-type="float" office:value="4.0000000000000003E-18" table:style-name="ce3">
            <text:p>4.00E-018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3.9999999999999999E-16" table:style-name="ce3">
            <text:p>4.00E-016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97E-3" table:style-name="ce3">
            <text:p>1.97E-003</text:p>
          </table:table-cell>
          <table:table-cell office:value-type="float" office:value="3.9999999999999998E-20" table:style-name="ce3">
            <text:p>4.00E-020</text:p>
          </table:table-cell>
          <table:table-cell office:value-type="float" office:value="2E-19" table:style-name="ce3">
            <text:p>2.00E-019</text:p>
          </table:table-cell>
          <table:table-cell office:value-type="float" office:value="4.0000000000000003E-18" table:style-name="ce3">
            <text:p>4.00E-01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9700000000000001E-5" table:style-name="ce3">
            <text:p>1.97E-005</text:p>
          </table:table-cell>
          <table:table-cell office:value-type="float" office:value="4.0000000000000002E-22" table:style-name="ce3">
            <text:p>4.00E-022</text:p>
          </table:table-cell>
          <table:table-cell office:value-type="float" office:value="1.9999999999999998E-21" table:style-name="ce3">
            <text:p>2.00E-021</text:p>
          </table:table-cell>
          <table:table-cell office:value-type="float" office:value="3.9999999999999998E-20" table:style-name="ce3">
            <text:p>4.00E-020</text:p>
          </table:table-cell>
          <table:table-cell table:style-name="ce6"/>
          <table:table-cell table:number-columns-repeated="16378"/>
        </table:table-row>
        <table:table-row table:number-rows-repeated="2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mixed FEM with P4P3disc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number-columns-spanned="2" table:number-rows-spanned="1" table:style-name="ce8">
            <text:p>L2 norm</text:p>
          </table:table-cell>
          <table:covered-table-cell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970" table:style-name="ce3">
            <text:p>1.97E+003</text:p>
          </table:table-cell>
          <table:table-cell office:value-type="float" office:value="8160" table:style-name="ce3">
            <text:p>8.16E+003</text:p>
          </table:table-cell>
          <table:table-cell office:value-type="string" table:style-name="ce3">
            <text:p>-</text:p>
          </table:table-cell>
          <table:table-cell table:number-columns-repeated="2" table:style-name="ce3"/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9.7" table:style-name="ce3">
            <text:p>1.97E+001</text:p>
          </table:table-cell>
          <table:table-cell office:value-type="float" office:value="81.599999999999994" table:style-name="ce3">
            <text:p>8.16E+001</text:p>
          </table:table-cell>
          <table:table-cell table:number-columns-repeated="3" table:style-name="ce3"/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9700000000000001" table:style-name="ce3">
            <text:p>1.97E-001</text:p>
          </table:table-cell>
          <table:table-cell office:value-type="float" office:value="0.81599999999999995" table:style-name="ce3">
            <text:p>8.16E-001</text:p>
          </table:table-cell>
          <table:table-cell table:number-columns-repeated="3" table:style-name="ce3"/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97E-3" table:style-name="ce3">
            <text:p>1.97E-003</text:p>
          </table:table-cell>
          <table:table-cell office:value-type="float" office:value="8.1600000000000006E-3" table:style-name="ce3">
            <text:p>8.16E-003</text:p>
          </table:table-cell>
          <table:table-cell table:number-columns-repeated="3" table:style-name="ce3"/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9700000000000001E-5" table:style-name="ce3">
            <text:p>1.97E-005</text:p>
          </table:table-cell>
          <table:table-cell office:value-type="float" office:value="8.1600000000000005E-5" table:style-name="ce3">
            <text:p>8.16E-005</text:p>
          </table:table-cell>
          <table:table-cell table:number-columns-repeated="3" table:style-name="ce3"/>
          <table:table-cell table:number-columns-repeated="3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ixed FEM with RT2P2disc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number-columns-spanned="2" table:number-rows-spanned="1" table:style-name="ce8">
            <text:p>L2 norm</text:p>
          </table:table-cell>
          <table:covered-table-cell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970" table:style-name="ce3">
            <text:p>1.97E+003</text:p>
          </table:table-cell>
          <table:table-cell office:value-type="float" office:value="8160" table:style-name="ce3">
            <text:p>8.16E+003</text:p>
          </table:table-cell>
          <table:table-cell office:value-type="float" office:value="1.4000000000000001E-13" table:style-name="ce3">
            <text:p>1.40E-013</text:p>
          </table:table-cell>
          <table:table-cell office:value-type="float" office:value="7.0000000000000005E-13" table:style-name="ce3">
            <text:p>7.00E-013</text:p>
          </table:table-cell>
          <table:table-cell office:value-type="float" office:value="7.0000000000000005E-13" table:style-name="ce3">
            <text:p>7.00E-013</text:p>
          </table:table-cell>
          <table:table-cell office:value-type="float" office:value="7.1065989847715736E-17" table:formula="of:=[.D27]/[.$B27]" table:style-name="ce6">
            <text:p>7.1E-017</text:p>
          </table:table-cell>
          <table:table-cell office:value-type="float" office:value="3.5532994923857869E-16" table:formula="of:=[.E27]/[.$B27]" table:style-name="ce6">
            <text:p>3.6E-016</text:p>
          </table:table-cell>
          <table:table-cell office:value-type="float" office:value="3.5532994923857869E-16" table:formula="of:=[.F27]/[.$B27]" table:style-name="ce6">
            <text:p>3.6E-016</text:p>
          </table:table-cell>
          <table:table-cell table:number-columns-repeated="16375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9.7" table:style-name="ce3">
            <text:p>1.97E+001</text:p>
          </table:table-cell>
          <table:table-cell office:value-type="float" office:value="81.599999999999994" table:style-name="ce3">
            <text:p>8.16E+001</text:p>
          </table:table-cell>
          <table:table-cell office:value-type="float" office:value="1.4000000000000001E-15" table:style-name="ce3">
            <text:p>1.40E-015</text:p>
          </table:table-cell>
          <table:table-cell office:value-type="float" office:value="7.0000000000000001E-15" table:style-name="ce3">
            <text:p>7.00E-015</text:p>
          </table:table-cell>
          <table:table-cell office:value-type="float" office:value="7.0000000000000001E-15" table:style-name="ce3">
            <text:p>7.00E-015</text:p>
          </table:table-cell>
          <table:table-cell office:value-type="float" office:value="7.1065989847715748E-17" table:formula="of:=[.D28]/[.$B28]" table:style-name="ce6">
            <text:p>7.1E-017</text:p>
          </table:table-cell>
          <table:table-cell office:value-type="float" office:value="3.5532994923857869E-16" table:formula="of:=[.E28]/[.$B28]" table:style-name="ce6">
            <text:p>3.6E-016</text:p>
          </table:table-cell>
          <table:table-cell office:value-type="float" office:value="3.5532994923857869E-16" table:formula="of:=[.F28]/[.$B28]" table:style-name="ce6">
            <text:p>3.6E-016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9700000000000001" table:style-name="ce3">
            <text:p>1.97E-001</text:p>
          </table:table-cell>
          <table:table-cell office:value-type="float" office:value="0.81599999999999995" table:style-name="ce3">
            <text:p>8.16E-001</text:p>
          </table:table-cell>
          <table:table-cell office:value-type="float" office:value="1.3999999999999999E-17" table:style-name="ce3">
            <text:p>1.40E-017</text:p>
          </table:table-cell>
          <table:table-cell office:value-type="float" office:value="7.0000000000000003E-17" table:style-name="ce3">
            <text:p>7.00E-017</text:p>
          </table:table-cell>
          <table:table-cell office:value-type="float" office:value="7.0000000000000003E-17" table:style-name="ce3">
            <text:p>7.00E-017</text:p>
          </table:table-cell>
          <table:table-cell office:value-type="float" office:value="7.1065989847715736E-17" table:formula="of:=[.D29]/[.$B29]" table:style-name="ce6">
            <text:p>7.1E-017</text:p>
          </table:table-cell>
          <table:table-cell office:value-type="float" office:value="3.5532994923857869E-16" table:formula="of:=[.E29]/[.$B29]" table:style-name="ce6">
            <text:p>3.6E-016</text:p>
          </table:table-cell>
          <table:table-cell office:value-type="float" office:value="3.5532994923857869E-16" table:formula="of:=[.F29]/[.$B29]" table:style-name="ce6">
            <text:p>3.6E-016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97E-3" table:style-name="ce3">
            <text:p>1.97E-003</text:p>
          </table:table-cell>
          <table:table-cell office:value-type="float" office:value="8.1600000000000006E-3" table:style-name="ce3">
            <text:p>8.16E-003</text:p>
          </table:table-cell>
          <table:table-cell office:value-type="float" office:value="1.4E-19" table:style-name="ce3">
            <text:p>1.40E-019</text:p>
          </table:table-cell>
          <table:table-cell office:value-type="float" office:value="7.0000000000000003E-19" table:style-name="ce3">
            <text:p>7.00E-019</text:p>
          </table:table-cell>
          <table:table-cell office:value-type="float" office:value="7.0000000000000003E-19" table:style-name="ce3">
            <text:p>7.00E-019</text:p>
          </table:table-cell>
          <table:table-cell office:value-type="float" office:value="7.1065989847715736E-17" table:formula="of:=[.D30]/[.$B30]" table:style-name="ce6">
            <text:p>7.1E-017</text:p>
          </table:table-cell>
          <table:table-cell office:value-type="float" office:value="3.5532994923857869E-16" table:formula="of:=[.E30]/[.$B30]" table:style-name="ce6">
            <text:p>3.6E-016</text:p>
          </table:table-cell>
          <table:table-cell office:value-type="float" office:value="3.5532994923857869E-16" table:formula="of:=[.F30]/[.$B30]" table:style-name="ce6">
            <text:p>3.6E-016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9700000000000001E-5" table:style-name="ce3">
            <text:p>1.97E-005</text:p>
          </table:table-cell>
          <table:table-cell office:value-type="float" office:value="8.1600000000000005E-5" table:style-name="ce3">
            <text:p>8.16E-005</text:p>
          </table:table-cell>
          <table:table-cell office:value-type="float" office:value="1.4E-21" table:style-name="ce3">
            <text:p>1.40E-021</text:p>
          </table:table-cell>
          <table:table-cell office:value-type="float" office:value="7.0000000000000007E-21" table:style-name="ce3">
            <text:p>7.00E-021</text:p>
          </table:table-cell>
          <table:table-cell office:value-type="float" office:value="7.0000000000000007E-21" table:style-name="ce3">
            <text:p>7.00E-021</text:p>
          </table:table-cell>
          <table:table-cell office:value-type="float" office:value="7.1065989847715736E-17" table:formula="of:=[.D31]/[.$B31]" table:style-name="ce6">
            <text:p>7.1E-017</text:p>
          </table:table-cell>
          <table:table-cell office:value-type="float" office:value="3.5532994923857869E-16" table:formula="of:=[.E31]/[.$B31]" table:style-name="ce6">
            <text:p>3.6E-016</text:p>
          </table:table-cell>
          <table:table-cell office:value-type="float" office:value="3.5532994923857869E-16" table:formula="of:=[.F31]/[.$B31]" table:style-name="ce6">
            <text:p>3.6E-016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ixed FEM with BDM4Q3disc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number-columns-spanned="2" table:number-rows-spanned="1" table:style-name="ce8">
            <text:p>L2 norm</text:p>
          </table:table-cell>
          <table:covered-table-cell/>
          <table:table-cell office:value-type="string" table:number-columns-spanned="3" table:number-rows-spanned="1" table:style-name="ce7">
            <text:p>\alpha_R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970" table:style-name="ce3">
            <text:p>1.97E+003</text:p>
          </table:table-cell>
          <table:table-cell office:value-type="float" office:value="8160" table:style-name="ce3">
            <text:p>8.16E+003</text:p>
          </table:table-cell>
          <table:table-cell office:value-type="float" office:value="7.0000000000000005E-13" table:style-name="ce3">
            <text:p>7.00E-013</text:p>
          </table:table-cell>
          <table:table-cell office:value-type="float" office:value="7.9999999999999998E-12" table:style-name="ce3">
            <text:p>8.00E-012</text:p>
          </table:table-cell>
          <table:table-cell office:value-type="float" office:value="1.9999999999999999E-11" table:style-name="ce3">
            <text:p>2.00E-011</text:p>
          </table:table-cell>
          <table:table-cell office:value-type="float" office:value="3.5532994923857869E-16" table:formula="of:=[.D37]/[.$B37]" table:style-name="ce6">
            <text:p>3.6E-016</text:p>
          </table:table-cell>
          <table:table-cell office:value-type="float" office:value="4.0609137055837564E-15" table:formula="of:=[.E37]/[.$B37]" table:style-name="ce6">
            <text:p>4.1E-015</text:p>
          </table:table-cell>
          <table:table-cell office:value-type="float" office:value="1.0152284263959391E-14" table:formula="of:=[.F37]/[.$B37]" table:style-name="ce6">
            <text:p>1.0E-014</text:p>
          </table:table-cell>
          <table:table-cell table:number-columns-repeated="16375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9.7" table:style-name="ce3">
            <text:p>1.97E+001</text:p>
          </table:table-cell>
          <table:table-cell office:value-type="float" office:value="81.599999999999994" table:style-name="ce3">
            <text:p>8.16E+001</text:p>
          </table:table-cell>
          <table:table-cell office:value-type="float" office:value="7.0000000000000001E-15" table:style-name="ce3">
            <text:p>7.00E-015</text:p>
          </table:table-cell>
          <table:table-cell office:value-type="float" office:value="8E-14" table:style-name="ce3">
            <text:p>8.00E-014</text:p>
          </table:table-cell>
          <table:table-cell office:value-type="float" office:value="2.0000000000000001E-13" table:style-name="ce3">
            <text:p>2.00E-013</text:p>
          </table:table-cell>
          <table:table-cell office:value-type="float" office:value="3.5532994923857869E-16" table:formula="of:=[.D38]/[.$B38]" table:style-name="ce6">
            <text:p>3.6E-016</text:p>
          </table:table-cell>
          <table:table-cell office:value-type="float" office:value="4.0609137055837564E-15" table:formula="of:=[.E38]/[.$B38]" table:style-name="ce6">
            <text:p>4.1E-015</text:p>
          </table:table-cell>
          <table:table-cell office:value-type="float" office:value="1.0152284263959391E-14" table:formula="of:=[.F38]/[.$B38]" table:style-name="ce6">
            <text:p>1.0E-014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9700000000000001" table:style-name="ce3">
            <text:p>1.97E-001</text:p>
          </table:table-cell>
          <table:table-cell office:value-type="float" office:value="0.81599999999999995" table:style-name="ce3">
            <text:p>8.16E-001</text:p>
          </table:table-cell>
          <table:table-cell office:value-type="float" office:value="7.0000000000000003E-17" table:style-name="ce3">
            <text:p>7.00E-017</text:p>
          </table:table-cell>
          <table:table-cell office:value-type="float" office:value="7.9999999999999998E-16" table:style-name="ce3">
            <text:p>8.00E-016</text:p>
          </table:table-cell>
          <table:table-cell office:value-type="float" office:value="2.0000000000000002E-15" table:style-name="ce3">
            <text:p>2.00E-015</text:p>
          </table:table-cell>
          <table:table-cell office:value-type="float" office:value="3.5532994923857869E-16" table:formula="of:=[.D39]/[.$B39]" table:style-name="ce6">
            <text:p>3.6E-016</text:p>
          </table:table-cell>
          <table:table-cell office:value-type="float" office:value="4.0609137055837564E-15" table:formula="of:=[.E39]/[.$B39]" table:style-name="ce6">
            <text:p>4.1E-015</text:p>
          </table:table-cell>
          <table:table-cell office:value-type="float" office:value="1.0152284263959391E-14" table:formula="of:=[.F39]/[.$B39]" table:style-name="ce6">
            <text:p>1.0E-014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97E-3" table:style-name="ce3">
            <text:p>1.97E-003</text:p>
          </table:table-cell>
          <table:table-cell office:value-type="float" office:value="8.1600000000000006E-3" table:style-name="ce3">
            <text:p>8.16E-003</text:p>
          </table:table-cell>
          <table:table-cell office:value-type="float" office:value="7.0000000000000003E-19" table:style-name="ce3">
            <text:p>7.00E-019</text:p>
          </table:table-cell>
          <table:table-cell office:value-type="float" office:value="8.0000000000000006E-18" table:style-name="ce3">
            <text:p>8.00E-018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3.5532994923857869E-16" table:formula="of:=[.D40]/[.$B40]" table:style-name="ce6">
            <text:p>3.6E-016</text:p>
          </table:table-cell>
          <table:table-cell office:value-type="float" office:value="4.0609137055837564E-15" table:formula="of:=[.E40]/[.$B40]" table:style-name="ce6">
            <text:p>4.1E-015</text:p>
          </table:table-cell>
          <table:table-cell office:value-type="float" office:value="1.0152284263959392E-14" table:formula="of:=[.F40]/[.$B40]" table:style-name="ce6">
            <text:p>1.0E-014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9700000000000001E-5" table:style-name="ce3">
            <text:p>1.97E-005</text:p>
          </table:table-cell>
          <table:table-cell office:value-type="float" office:value="8.1600000000000005E-5" table:style-name="ce3">
            <text:p>8.16E-005</text:p>
          </table:table-cell>
          <table:table-cell office:value-type="float" office:value="7.0000000000000007E-21" table:style-name="ce3">
            <text:p>7.00E-021</text:p>
          </table:table-cell>
          <table:table-cell office:value-type="float" office:value="7.9999999999999996E-20" table:style-name="ce3">
            <text:p>8.00E-020</text:p>
          </table:table-cell>
          <table:table-cell office:value-type="float" office:value="2E-19" table:style-name="ce3">
            <text:p>2.00E-019</text:p>
          </table:table-cell>
          <table:table-cell office:value-type="float" office:value="3.5532994923857869E-16" table:formula="of:=[.D41]/[.$B41]" table:style-name="ce6">
            <text:p>3.6E-016</text:p>
          </table:table-cell>
          <table:table-cell office:value-type="float" office:value="4.0609137055837556E-15" table:formula="of:=[.E41]/[.$B41]" table:style-name="ce6">
            <text:p>4.1E-015</text:p>
          </table:table-cell>
          <table:table-cell office:value-type="float" office:value="1.0152284263959389E-14" table:formula="of:=[.F41]/[.$B41]" table:style-name="ce6">
            <text:p>1.0E-014</text:p>
          </table:table-cell>
          <table:table-cell table:number-columns-repeated="16375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number-style style:name="N37">
      <number:scientific-number number:decimal-places="1" number:min-integer-digits="1" number:min-exponent-digits="3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Jie Liu</dc:creator>
    <meta:creation-date>2009-04-16T11:32:48Z</meta:creation-date>
    <dc:date>2020-11-16T13:50:33Z</dc:date>
    <meta:editing-cycles>227</meta:editing-cycles>
    <meta:editing-duration>PT982907S</meta:editing-duration>
    <meta:user-defined meta:name="Info 1"/>
    <meta:user-defined meta:name="Info 2"/>
    <meta:user-defined meta:name="Info 3"/>
    <meta:user-defined meta:name="Info 4"/>
  </office:meta>
</office:document-meta>
</file>